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7cm" svg:stroke-color="#4c4c4c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2" style:family="graphic" style:parent-style-name="standard">
      <style:graphic-properties svg:stroke-width="0.07cm" svg:stroke-color="#808080" draw:marker-start-width="0.305cm" draw:marker-end-width="0.305cm" draw:fill="solid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0.69cm"/>
    </style:style>
    <style:style style:name="gr4" style:family="graphic" style:parent-style-name="standard">
      <style:graphic-properties draw:stroke="dash" draw:stroke-dash="Fine_20_Dashed_20__28_var_29_" svg:stroke-width="0.07cm" svg:stroke-color="#808080" draw:marker-start-width="0.305cm" draw:marker-end-width="0.305cm" draw:fill="solid" draw:fill-color="#cccccc" draw:textarea-horizontal-align="justify" draw:textarea-vertical-align="middle" draw:auto-grow-height="false" fo:padding-top="0.16cm" fo:padding-bottom="0.16cm" fo:padding-left="0.285cm" fo:padding-right="0.2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color="#4c4c4c" fo:font-family="arial" style:font-family-generic="swiss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4c4c4c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text-align="center"/>
      <style:text-properties fo:color="#4c4c4c" fo:font-family="'Liberation Sans'" style:font-family-generic="roman" style:font-pitch="variable" fo:font-size="36pt" fo:font-style="italic" style:letter-kerning="true" style:font-size-asian="36pt" style:font-style-asian="italic" style:font-family-complex="'Lohit Hindi'" style:font-family-generic-complex="system" style:font-pitch-complex="variable" style:font-size-complex="36pt" style:font-style-complex="italic"/>
    </style:style>
    <style:style style:name="P6" style:family="paragraph">
      <style:paragraph-properties fo:text-align="center"/>
      <style:text-properties fo:color="#4c4c4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  <style:text-properties fo:text-shadow="1pt 1pt"/>
    </style:style>
    <style:style style:name="P9" style:family="paragraph">
      <style:paragraph-properties fo:text-align="center"/>
      <style:text-properties fo:color="#4c4c4c" fo:font-family="Arial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color="#4c4c4c"/>
    </style:style>
    <style:style style:name="P11" style:family="paragraph">
      <style:text-properties fo:color="#4c4c4c"/>
    </style:style>
    <style:style style:name="T1" style:family="text">
      <style:text-properties fo:color="#4c4c4c" fo:font-family="arial" style:font-family-generic="swiss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c4c4c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4c4c4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4c4c4c" fo:font-family="Arial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6" style:family="text">
      <style:text-properties fo:color="#4c4c4c" fo:font-family="Arial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color="#4c4c4c" fo:font-family="Monospace" style:font-pitch="fixed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8.9cm" svg:height="6cm" svg:x="-24.6cm" svg:y="23cm">
          <text:p/>
          <draw:enhanced-geometry svg:viewBox="0 0 21600 21600" draw:path-stretchpoint-x="10800" draw:path-stretchpoint-y="10800" draw:text-areas="?f3 ?f4 ?f5 ?f6" draw:type="round-rectangle" draw:modifiers="2308.81657880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2.5cm" svg:height="33cm" svg:x="-1.4cm" svg:y="-10.5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05.8681122046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19cm" svg:height="1.517cm" svg:x="4.11cm" svg:y="-8.634cm">
          <draw:text-box>
            <text:p text:style-name="P2"><text:span text:style-name="T1">0</text:span></text:p>
          </draw:text-box>
        </draw:frame>
        <draw:g>
          <draw:custom-shape draw:style-name="gr4" draw:text-style-name="P4" draw:layer="layout" svg:width="3cm" svg:height="3cm" svg:x="3.305cm" svg:y="-6.93cm">
            <text:p text:style-name="P1"><text:span text:style-name="T2">Thread</text:span><text:span text:style-name="T2"><text:line-break/></text:span><text:span text:style-name="T2">(0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-6.93cm">
            <text:p text:style-name="P1"><text:span text:style-name="T2">Thread</text:span><text:span text:style-name="T2"><text:line-break/></text:span><text:span text:style-name="T2">(0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-6.93cm">
            <text:p text:style-name="P1"><text:span text:style-name="T2">Thread</text:span><text:span text:style-name="T2"><text:line-break/></text:span><text:span text:style-name="T2">(0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-6.93cm">
            <text:p text:style-name="P1"><text:span text:style-name="T2">Thread</text:span><text:span text:style-name="T2"><text:line-break/></text:span><text:span text:style-name="T2">(0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-6.93cm">
            <text:p text:style-name="P1"><text:span text:style-name="T2">Thread</text:span><text:span text:style-name="T2"><text:line-break/></text:span><text:span text:style-name="T2">(0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-6.93cm">
            <text:p text:style-name="P1"><text:span text:style-name="T2">Thread</text:span><text:span text:style-name="T2"><text:line-break/></text:span><text:span text:style-name="T2">(0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-6.93cm">
            <text:p text:style-name="P1"><text:span text:style-name="T2">Thread</text:span><text:span text:style-name="T2"><text:line-break/></text:span><text:span text:style-name="T2">(0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-6.93cm">
            <text:p text:style-name="P1"><text:span text:style-name="T2">Thread</text:span><text:span text:style-name="T2"><text:line-break/></text:span><text:span text:style-name="T2">(0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-3.465cm">
            <text:p text:style-name="P1"><text:span text:style-name="T2">Thread</text:span><text:span text:style-name="T2"><text:line-break/></text:span><text:span text:style-name="T2">(1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-3.465cm">
            <text:p text:style-name="P1"><text:span text:style-name="T2">Thread</text:span><text:span text:style-name="T2"><text:line-break/></text:span><text:span text:style-name="T2">(1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-3.465cm">
            <text:p text:style-name="P1"><text:span text:style-name="T2">Thread</text:span><text:span text:style-name="T2"><text:line-break/></text:span><text:span text:style-name="T2">(1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-3.465cm">
            <text:p text:style-name="P1"><text:span text:style-name="T2">Thread</text:span><text:span text:style-name="T2"><text:line-break/></text:span><text:span text:style-name="T2">(1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-3.465cm">
            <text:p text:style-name="P1"><text:span text:style-name="T2">Thread</text:span><text:span text:style-name="T2"><text:line-break/></text:span><text:span text:style-name="T2">(1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-3.465cm">
            <text:p text:style-name="P1"><text:span text:style-name="T2">Thread</text:span><text:span text:style-name="T2"><text:line-break/></text:span><text:span text:style-name="T2">(1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-3.465cm">
            <text:p text:style-name="P1"><text:span text:style-name="T2">Thread</text:span><text:span text:style-name="T2"><text:line-break/></text:span><text:span text:style-name="T2">(1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-3.465cm">
            <text:p text:style-name="P1"><text:span text:style-name="T2">Thread</text:span><text:span text:style-name="T2"><text:line-break/></text:span><text:span text:style-name="T2">(1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0cm">
            <text:p text:style-name="P1"><text:span text:style-name="T2">Thread</text:span><text:span text:style-name="T2"><text:line-break/></text:span><text:span text:style-name="T2">(2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0cm">
            <text:p text:style-name="P1"><text:span text:style-name="T2">Thread</text:span><text:span text:style-name="T2"><text:line-break/></text:span><text:span text:style-name="T2">(2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0cm">
            <text:p text:style-name="P1"><text:span text:style-name="T2">Thread</text:span><text:span text:style-name="T2"><text:line-break/></text:span><text:span text:style-name="T2">(2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0cm">
            <text:p text:style-name="P1"><text:span text:style-name="T2">Thread</text:span><text:span text:style-name="T2"><text:line-break/></text:span><text:span text:style-name="T2">(2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0cm">
            <text:p text:style-name="P1"><text:span text:style-name="T2">Thread</text:span><text:span text:style-name="T2"><text:line-break/></text:span><text:span text:style-name="T2">(2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0cm">
            <text:p text:style-name="P1"><text:span text:style-name="T2">Thread</text:span><text:span text:style-name="T2"><text:line-break/></text:span><text:span text:style-name="T2">(2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0cm">
            <text:p text:style-name="P1"><text:span text:style-name="T2">Thread</text:span><text:span text:style-name="T2"><text:line-break/></text:span><text:span text:style-name="T2">(2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0cm">
            <text:p text:style-name="P1"><text:span text:style-name="T2">Thread</text:span><text:span text:style-name="T2"><text:line-break/></text:span><text:span text:style-name="T2">(2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3.465cm">
            <text:p text:style-name="P1"><text:span text:style-name="T2">Thread</text:span><text:span text:style-name="T2"><text:line-break/></text:span><text:span text:style-name="T2">(3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3.465cm">
            <text:p text:style-name="P1"><text:span text:style-name="T2">Thread</text:span><text:span text:style-name="T2"><text:line-break/></text:span><text:span text:style-name="T2">(3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3.465cm">
            <text:p text:style-name="P1"><text:span text:style-name="T2">Thread</text:span><text:span text:style-name="T2"><text:line-break/></text:span><text:span text:style-name="T2">(3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3.465cm">
            <text:p text:style-name="P1"><text:span text:style-name="T2">Thread</text:span><text:span text:style-name="T2"><text:line-break/></text:span><text:span text:style-name="T2">(3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3.465cm">
            <text:p text:style-name="P1"><text:span text:style-name="T2">Thread</text:span><text:span text:style-name="T2"><text:line-break/></text:span><text:span text:style-name="T2">(3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3.465cm">
            <text:p text:style-name="P1"><text:span text:style-name="T2">Thread</text:span><text:span text:style-name="T2"><text:line-break/></text:span><text:span text:style-name="T2">(3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3.465cm">
            <text:p text:style-name="P1"><text:span text:style-name="T2">Thread</text:span><text:span text:style-name="T2"><text:line-break/></text:span><text:span text:style-name="T2">(3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3.465cm">
            <text:p text:style-name="P1"><text:span text:style-name="T2">Thread</text:span><text:span text:style-name="T2"><text:line-break/></text:span><text:span text:style-name="T2">(3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6.93cm">
            <text:p text:style-name="P1"><text:span text:style-name="T2">Thread</text:span><text:span text:style-name="T2"><text:line-break/></text:span><text:span text:style-name="T2">(4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6.93cm">
            <text:p text:style-name="P1"><text:span text:style-name="T2">Thread</text:span><text:span text:style-name="T2"><text:line-break/></text:span><text:span text:style-name="T2">(4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6.93cm">
            <text:p text:style-name="P1"><text:span text:style-name="T2">Thread</text:span><text:span text:style-name="T2"><text:line-break/></text:span><text:span text:style-name="T2">(4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6.93cm">
            <text:p text:style-name="P1"><text:span text:style-name="T2">Thread</text:span><text:span text:style-name="T2"><text:line-break/></text:span><text:span text:style-name="T2">(4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6.93cm">
            <text:p text:style-name="P1"><text:span text:style-name="T2">Thread</text:span><text:span text:style-name="T2"><text:line-break/></text:span><text:span text:style-name="T2">(4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6.93cm">
            <text:p text:style-name="P1"><text:span text:style-name="T2">Thread</text:span><text:span text:style-name="T2"><text:line-break/></text:span><text:span text:style-name="T2">(4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6.93cm">
            <text:p text:style-name="P1"><text:span text:style-name="T2">Thread</text:span><text:span text:style-name="T2"><text:line-break/></text:span><text:span text:style-name="T2">(4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6.93cm">
            <text:p text:style-name="P1"><text:span text:style-name="T2">Thread</text:span><text:span text:style-name="T2"><text:line-break/></text:span><text:span text:style-name="T2">(4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10.394cm">
            <text:p text:style-name="P1"><text:span text:style-name="T2">Thread</text:span><text:span text:style-name="T2"><text:line-break/></text:span><text:span text:style-name="T2">(5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10.394cm">
            <text:p text:style-name="P1"><text:span text:style-name="T2">Thread</text:span><text:span text:style-name="T2"><text:line-break/></text:span><text:span text:style-name="T2">(5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10.394cm">
            <text:p text:style-name="P1"><text:span text:style-name="T2">Thread</text:span><text:span text:style-name="T2"><text:line-break/></text:span><text:span text:style-name="T2">(5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10.394cm">
            <text:p text:style-name="P1"><text:span text:style-name="T2">Thread</text:span><text:span text:style-name="T2"><text:line-break/></text:span><text:span text:style-name="T2">(5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10.394cm">
            <text:p text:style-name="P1"><text:span text:style-name="T2">Thread</text:span><text:span text:style-name="T2"><text:line-break/></text:span><text:span text:style-name="T2">(5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10.394cm">
            <text:p text:style-name="P1"><text:span text:style-name="T2">Thread</text:span><text:span text:style-name="T2"><text:line-break/></text:span><text:span text:style-name="T2">(5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10.394cm">
            <text:p text:style-name="P1"><text:span text:style-name="T2">Thread</text:span><text:span text:style-name="T2"><text:line-break/></text:span><text:span text:style-name="T2">(5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10.394cm">
            <text:p text:style-name="P1"><text:span text:style-name="T2">Thread</text:span><text:span text:style-name="T2"><text:line-break/></text:span><text:span text:style-name="T2">(5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13.859cm">
            <text:p text:style-name="P1"><text:span text:style-name="T2">Thread</text:span><text:span text:style-name="T2"><text:line-break/></text:span><text:span text:style-name="T2">(6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13.859cm">
            <text:p text:style-name="P1"><text:span text:style-name="T2">Thread</text:span><text:span text:style-name="T2"><text:line-break/></text:span><text:span text:style-name="T2">(6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13.859cm">
            <text:p text:style-name="P1"><text:span text:style-name="T2">Thread</text:span><text:span text:style-name="T2"><text:line-break/></text:span><text:span text:style-name="T2">(6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13.859cm">
            <text:p text:style-name="P1"><text:span text:style-name="T2">Thread</text:span><text:span text:style-name="T2"><text:line-break/></text:span><text:span text:style-name="T2">(6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13.859cm">
            <text:p text:style-name="P1"><text:span text:style-name="T2">Thread</text:span><text:span text:style-name="T2"><text:line-break/></text:span><text:span text:style-name="T2">(6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13.859cm">
            <text:p text:style-name="P1"><text:span text:style-name="T2">Thread</text:span><text:span text:style-name="T2"><text:line-break/></text:span><text:span text:style-name="T2">(6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13.859cm">
            <text:p text:style-name="P1"><text:span text:style-name="T2">Thread</text:span><text:span text:style-name="T2"><text:line-break/></text:span><text:span text:style-name="T2">(6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13.859cm">
            <text:p text:style-name="P1"><text:span text:style-name="T2">Thread</text:span><text:span text:style-name="T2"><text:line-break/></text:span><text:span text:style-name="T2">(6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4" draw:layer="layout" svg:width="3cm" svg:height="3cm" svg:x="3.305cm" svg:y="17.323cm">
            <text:p text:style-name="P1"><text:span text:style-name="T2">Thread</text:span><text:span text:style-name="T2"><text:line-break/></text:span><text:span text:style-name="T2">(7,0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6.47cm" svg:y="17.323cm">
            <text:p text:style-name="P1"><text:span text:style-name="T2">Thread</text:span><text:span text:style-name="T2"><text:line-break/></text:span><text:span text:style-name="T2">(7,1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9.635cm" svg:y="17.323cm">
            <text:p text:style-name="P1"><text:span text:style-name="T2">Thread</text:span><text:span text:style-name="T2"><text:line-break/></text:span><text:span text:style-name="T2">(7,2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2.8cm" svg:y="17.323cm">
            <text:p text:style-name="P1"><text:span text:style-name="T2">Thread</text:span><text:span text:style-name="T2"><text:line-break/></text:span><text:span text:style-name="T2">(7,3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5.965cm" svg:y="17.323cm">
            <text:p text:style-name="P1"><text:span text:style-name="T2">Thread</text:span><text:span text:style-name="T2"><text:line-break/></text:span><text:span text:style-name="T2">(7,4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19.13cm" svg:y="17.323cm">
            <text:p text:style-name="P1"><text:span text:style-name="T2">Thread</text:span><text:span text:style-name="T2"><text:line-break/></text:span><text:span text:style-name="T2">(7,5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2.295cm" svg:y="17.323cm">
            <text:p text:style-name="P1"><text:span text:style-name="T2">Thread</text:span><text:span text:style-name="T2"><text:line-break/></text:span><text:span text:style-name="T2">(7,6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cm" svg:height="3cm" svg:x="25.46cm" svg:y="17.323cm">
            <text:p text:style-name="P1"><text:span text:style-name="T2">Thread</text:span><text:span text:style-name="T2"><text:line-break/></text:span><text:span text:style-name="T2">(7,7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4" draw:text-style-name="P4" draw:layer="layout" svg:width="3cm" svg:height="3cm" svg:x="-24.264cm" svg:y="23.635cm">
              <text:p text:style-name="P1"><text:span text:style-name="T3">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6" draw:layer="layout" svg:width="3cm" svg:height="3cm" svg:x="-21.099cm" svg:y="23.635cm">
              <text:p text:style-name="P5"><text:span text:style-name="T4">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17.934cm" svg:y="23.635cm">
              <text:p text:style-name="P1"><text:span text:style-name="T3">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14.769cm" svg:y="23.635cm">
              <text:p text:style-name="P1"><text:span text:style-name="T3">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11.604cm" svg:y="23.635cm">
              <text:p text:style-name="P1"><text:span text:style-name="T3">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8.439cm" svg:y="23.635cm">
              <text:p text:style-name="P1"><text:span text:style-name="T3">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5.274cm" svg:y="23.635cm">
              <text:p text:style-name="P1"><text:span text:style-name="T3">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-2.109cm" svg:y="23.635cm">
              <text:p text:style-name="P1"><text:span text:style-name="T3">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4" draw:layer="layout" svg:width="3cm" svg:height="3cm" svg:x="1.102cm" svg:y="23.635cm">
              <text:p text:style-name="P1"><text:span text:style-name="T3">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6" draw:layer="layout" svg:width="3cm" svg:height="3cm" svg:x="4.267cm" svg:y="23.635cm">
              <text:p text:style-name="P5"><text:span text:style-name="T4">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7.432cm" svg:y="23.635cm">
              <text:p text:style-name="P1"><text:span text:style-name="T3">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10.597cm" svg:y="23.635cm">
              <text:p text:style-name="P1"><text:span text:style-name="T3">1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13.762cm" svg:y="23.635cm">
              <text:p text:style-name="P1"><text:span text:style-name="T3">1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16.927cm" svg:y="23.635cm">
              <text:p text:style-name="P1"><text:span text:style-name="T3">1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20.092cm" svg:y="23.635cm">
              <text:p text:style-name="P1"><text:span text:style-name="T3">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23.257cm" svg:y="23.635cm">
              <text:p text:style-name="P1"><text:span text:style-name="T3">1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4" draw:layer="layout" svg:width="3cm" svg:height="3cm" svg:x="28.809cm" svg:y="23.635cm">
              <text:p text:style-name="P1"><text:span text:style-name="T3">5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6" draw:layer="layout" svg:width="3cm" svg:height="3cm" svg:x="31.974cm" svg:y="23.635cm">
              <text:p text:style-name="P5"><text:span text:style-name="T4">5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35.139cm" svg:y="23.635cm">
              <text:p text:style-name="P1"><text:span text:style-name="T3">5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38.304cm" svg:y="23.635cm">
              <text:p text:style-name="P1"><text:span text:style-name="T3">5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41.469cm" svg:y="23.635cm">
              <text:p text:style-name="P1"><text:span text:style-name="T3">6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44.634cm" svg:y="23.635cm">
              <text:p text:style-name="P1"><text:span text:style-name="T3">6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47.799cm" svg:y="23.635cm">
              <text:p text:style-name="P1"><text:span text:style-name="T3">6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4" draw:layer="layout" svg:width="3cm" svg:height="3cm" svg:x="50.964cm" svg:y="23.635cm">
              <text:p text:style-name="P1"><text:span text:style-name="T3">6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7" draw:layer="layout" svg:width="1.556cm" svg:height="1.673cm" svg:x="26.765cm" svg:y="24.062cm">
            <draw:text-box>
              <text:p><text:span text:style-name="T4">...</text:span></text:p>
            </draw:text-box>
          </draw:frame>
        </draw:g>
        <draw:frame draw:style-name="gr6" draw:text-style-name="P9" draw:layer="layout" svg:width="1.488cm" svg:height="8.783cm" svg:x="-0.599cm" svg:y="2.167cm">
          <draw:text-box>
            <text:p text:style-name="P8"><text:span text:style-name="T5">B</text:span></text:p>
            <text:p text:style-name="P8"><text:span text:style-name="T5">L</text:span></text:p>
            <text:p text:style-name="P8"><text:span text:style-name="T5">O</text:span></text:p>
            <text:p text:style-name="P8"><text:span text:style-name="T5">C</text:span></text:p>
            <text:p text:style-name="P8"><text:span text:style-name="T5">O</text:span></text:p>
            <text:p text:style-name="P8"><text:span text:style-name="T5">S</text:span></text:p>
          </draw:text-box>
        </draw:frame>
        <draw:frame draw:style-name="gr6" draw:text-style-name="P9" draw:layer="layout" svg:width="6.645cm" svg:height="1.782cm" svg:x="12.701cm" svg:y="-10.335cm">
          <draw:text-box>
            <text:p text:style-name="P8"><text:span text:style-name="T5">THREADS</text:span></text:p>
          </draw:text-box>
        </draw:frame>
        <draw:frame draw:style-name="gr3" draw:text-style-name="P3" draw:layer="layout" svg:width="1.19cm" svg:height="1.517cm" svg:x="7.281cm" svg:y="-8.633cm">
          <draw:text-box>
            <text:p text:style-name="P2"><text:span text:style-name="T1">1</text:span></text:p>
          </draw:text-box>
        </draw:frame>
        <draw:frame draw:style-name="gr3" draw:text-style-name="P3" draw:layer="layout" svg:width="1.19cm" svg:height="1.517cm" svg:x="10.453cm" svg:y="-8.632cm">
          <draw:text-box>
            <text:p text:style-name="P2"><text:span text:style-name="T1">2</text:span></text:p>
          </draw:text-box>
        </draw:frame>
        <draw:frame draw:style-name="gr3" draw:text-style-name="P3" draw:layer="layout" svg:width="1.19cm" svg:height="1.517cm" svg:x="13.624cm" svg:y="-8.631cm">
          <draw:text-box>
            <text:p text:style-name="P2"><text:span text:style-name="T1">3</text:span></text:p>
          </draw:text-box>
        </draw:frame>
        <draw:frame draw:style-name="gr3" draw:text-style-name="P3" draw:layer="layout" svg:width="1.19cm" svg:height="1.517cm" svg:x="16.796cm" svg:y="-8.63cm">
          <draw:text-box>
            <text:p text:style-name="P2"><text:span text:style-name="T1">4</text:span></text:p>
          </draw:text-box>
        </draw:frame>
        <draw:frame draw:style-name="gr3" draw:text-style-name="P3" draw:layer="layout" svg:width="1.19cm" svg:height="1.517cm" svg:x="19.967cm" svg:y="-8.629cm">
          <draw:text-box>
            <text:p text:style-name="P2"><text:span text:style-name="T1">5</text:span></text:p>
          </draw:text-box>
        </draw:frame>
        <draw:frame draw:style-name="gr3" draw:text-style-name="P3" draw:layer="layout" svg:width="1.19cm" svg:height="1.517cm" svg:x="23.139cm" svg:y="-8.628cm">
          <draw:text-box>
            <text:p text:style-name="P2"><text:span text:style-name="T1">6</text:span></text:p>
          </draw:text-box>
        </draw:frame>
        <draw:frame draw:style-name="gr3" draw:text-style-name="P3" draw:layer="layout" svg:width="1.19cm" svg:height="1.517cm" svg:x="26.31cm" svg:y="-8.627cm">
          <draw:text-box>
            <text:p text:style-name="P2"><text:span text:style-name="T1">7</text:span></text:p>
          </draw:text-box>
        </draw:frame>
        <draw:frame draw:style-name="gr3" draw:text-style-name="P3" draw:layer="layout" svg:width="1.19cm" svg:height="1.517cm" svg:x="1.61cm" svg:y="-6.233cm">
          <draw:text-box>
            <text:p text:style-name="P2"><text:span text:style-name="T1">0</text:span></text:p>
          </draw:text-box>
        </draw:frame>
        <draw:frame draw:style-name="gr3" draw:text-style-name="P3" draw:layer="layout" svg:width="1.19cm" svg:height="1.517cm" svg:x="1.61cm" svg:y="-2.76cm">
          <draw:text-box>
            <text:p text:style-name="P2"><text:span text:style-name="T1">1</text:span></text:p>
          </draw:text-box>
        </draw:frame>
        <draw:frame draw:style-name="gr3" draw:text-style-name="P3" draw:layer="layout" svg:width="1.19cm" svg:height="1.517cm" svg:x="1.61cm" svg:y="0.713cm">
          <draw:text-box>
            <text:p text:style-name="P2"><text:span text:style-name="T1">2</text:span></text:p>
          </draw:text-box>
        </draw:frame>
        <draw:frame draw:style-name="gr3" draw:text-style-name="P3" draw:layer="layout" svg:width="1.19cm" svg:height="1.517cm" svg:x="1.61cm" svg:y="4.185cm">
          <draw:text-box>
            <text:p text:style-name="P2"><text:span text:style-name="T1">3</text:span></text:p>
          </draw:text-box>
        </draw:frame>
        <draw:frame draw:style-name="gr3" draw:text-style-name="P3" draw:layer="layout" svg:width="1.19cm" svg:height="1.517cm" svg:x="1.61cm" svg:y="7.658cm">
          <draw:text-box>
            <text:p text:style-name="P2"><text:span text:style-name="T1">4</text:span></text:p>
          </draw:text-box>
        </draw:frame>
        <draw:frame draw:style-name="gr3" draw:text-style-name="P3" draw:layer="layout" svg:width="1.19cm" svg:height="1.517cm" svg:x="1.61cm" svg:y="11.13cm">
          <draw:text-box>
            <text:p text:style-name="P2"><text:span text:style-name="T1">5</text:span></text:p>
          </draw:text-box>
        </draw:frame>
        <draw:frame draw:style-name="gr3" draw:text-style-name="P3" draw:layer="layout" svg:width="1.19cm" svg:height="1.517cm" svg:x="1.61cm" svg:y="14.603cm">
          <draw:text-box>
            <text:p text:style-name="P2"><text:span text:style-name="T1">6</text:span></text:p>
          </draw:text-box>
        </draw:frame>
        <draw:frame draw:style-name="gr3" draw:text-style-name="P3" draw:layer="layout" svg:width="1.19cm" svg:height="1.517cm" svg:x="1.61cm" svg:y="18.074cm">
          <draw:text-box>
            <text:p text:style-name="P2"><text:span text:style-name="T1">7</text:span></text:p>
          </draw:text-box>
        </draw:frame>
        <draw:frame draw:style-name="gr6" draw:text-style-name="P9" draw:layer="layout" svg:width="6.429cm" svg:height="1.782cm" svg:x="12.702cm" svg:y="20.665cm">
          <draw:text-box>
            <text:p><text:span text:style-name="T6">Grid (8x8)</text:span></text:p>
          </draw:text-box>
        </draw:frame>
        <draw:frame draw:style-name="gr5" draw:text-style-name="P11" draw:layer="layout" svg:width="39.796cm" svg:height="2.063cm" svg:x="-5.048cm" svg:y="26.8cm">
          <draw:text-box>
            <text:p text:style-name="P10"><text:span text:style-name="T7">id = blockIdx.x * blockDim.x + threadIdx.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 style:font-family-asian="'Courier New'" style:font-family-generic-asian="roman" style:font-pitch-asian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 style:font-family-asian="'Courier New'" style:font-family-generic-asian="roman" style:font-pitch-asian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 style:font-family-asian="'Courier New'" style:font-family-generic-asian="roman" style:font-pitch-asian="variabl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style:font-family-asian="'Courier New'" style:font-family-generic-asian="roman" style:font-pitch-asian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gerio </meta:initial-creator>
    <meta:creation-date>2011-07-19T23:15:46</meta:creation-date>
    <dc:date>2012-05-19T14:18:45</dc:date>
    <dc:creator>Rogério Gonçalves</dc:creator>
    <meta:editing-duration>PT1H52M52S</meta:editing-duration>
    <meta:editing-cycles>13</meta:editing-cycles>
    <meta:generator>OpenOffice.org/3.4$Linux OpenOffice.org_project/340m1$Build-9590</meta:generator>
    <meta:document-statistic meta:object-count="123"/>
  </office:meta>
</office:document-meta>
</file>